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cou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li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lips control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lips grav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lips e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lips hit the grou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burg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hotdo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bu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sau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fri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l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don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ice cream c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ice cream 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purple pick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regurgitation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nsumption li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burge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bun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sausag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pizz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fries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col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table:style-name="ce2" office:value-type="string" calcext:value-type="string">
            <text:p>donut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con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ba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 crumbs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rum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pave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ood list gen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burge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hotdog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bun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sausag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pizz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fries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col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table:style-name="ce2" office:value-type="string" calcext:value-type="string">
            <text:p>donut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con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ba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sub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ubtitle splat dro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credits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8 data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art game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redits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2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upload highe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otal calorie coun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eekly Gobble front p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imer custom fo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2T17:36:37.817000000</dc:date>
    <meta:editing-duration>PT56M28S</meta:editing-duration>
    <meta:editing-cycles>3</meta:editing-cycles>
    <meta:document-statistic meta:table-count="1" meta:cell-count="293" meta:object-count="0"/>
  </office:meta>
</office:document-meta>
</file>